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Usecase.AccessControlUs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Usecase.getRol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Usecase.getAccessControl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Usecase.getGroup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Usecase.initializeAccessControll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ccessControlUsecase.getUser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cessControlUsecase.getIpRang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